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Увеличение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1, мм:</text:p>
          </table:table-cell>
          <table:table-cell office:value-type="float" office:value="75" calcext:value-type="float">
            <text:p>75</text:p>
          </table:table-cell>
          <table:table-cell office:value-type="float" office:value="77.65" calcext:value-type="float">
            <text:p>77.65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8.25" calcext:value-type="float">
            <text:p>78.25</text:p>
          </table:table-cell>
          <table:table-cell office:value-type="float" office:value="79.06" calcext:value-type="float">
            <text:p>79.06</text:p>
          </table:table-cell>
          <table:table-cell office:value-type="float" office:value="80.6" calcext:value-type="float">
            <text:p>80.6</text:p>
          </table:table-cell>
          <table:table-cell office:value-type="float" office:value="81.5" calcext:value-type="float">
            <text:p>81.5</text:p>
          </table:table-cell>
          <table:table-cell office:value-type="float" office:value="82.55" calcext:value-type="float">
            <text:p>82.55</text:p>
          </table:table-cell>
          <table:table-cell office:value-type="float" office:value="82.95" calcext:value-type="float">
            <text:p>82.95</text:p>
          </table:table-cell>
          <table:table-cell office:value-type="float" office:value="83.05" calcext:value-type="float">
            <text:p>83.05</text:p>
          </table:table-cell>
          <table:table-cell office:value-type="float" office:value="84.2" calcext:value-type="float">
            <text:p>84.2</text:p>
          </table:table-cell>
          <table:table-cell office:value-type="float" office:value="85.45" calcext:value-type="float">
            <text:p>85.45</text:p>
          </table:table-cell>
          <table:table-cell office:value-type="float" office:value="86.2" calcext:value-type="float">
            <text:p>86.2</text:p>
          </table:table-cell>
          <table:table-cell office:value-type="float" office:value="87.2" calcext:value-type="float">
            <text:p>87.2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string" calcext:value-type="string">
            <text:p>h2, мм:</text:p>
          </table:table-cell>
          <table:table-cell office:value-type="float" office:value="58.5" calcext:value-type="float">
            <text:p>58.5</text:p>
          </table:table-cell>
          <table:table-cell office:value-type="float" office:value="57.4" calcext:value-type="float">
            <text:p>57.4</text:p>
          </table:table-cell>
          <table:table-cell office:value-type="float" office:value="56.7" calcext:value-type="float">
            <text:p>56.7</text:p>
          </table:table-cell>
          <table:table-cell office:value-type="float" office:value="55.15" calcext:value-type="float">
            <text:p>55.15</text:p>
          </table:table-cell>
          <table:table-cell office:value-type="float" office:value="55.45" calcext:value-type="float">
            <text:p>55.45</text:p>
          </table:table-cell>
          <table:table-cell office:value-type="float" office:value="54.95" calcext:value-type="float">
            <text:p>54.95</text:p>
          </table:table-cell>
          <table:table-cell office:value-type="float" office:value="53.85" calcext:value-type="float">
            <text:p>53.85</text:p>
          </table:table-cell>
          <table:table-cell office:value-type="float" office:value="52.45" calcext:value-type="float">
            <text:p>52.45</text:p>
          </table:table-cell>
          <table:table-cell office:value-type="float" office:value="52.4" calcext:value-type="float">
            <text:p>52.4</text:p>
          </table:table-cell>
          <table:table-cell office:value-type="float" office:value="51.9" calcext:value-type="float">
            <text:p>51.9</text:p>
          </table:table-cell>
          <table:table-cell office:value-type="float" office:value="51.1" calcext:value-type="float">
            <text:p>51.1</text:p>
          </table:table-cell>
          <table:table-cell office:value-type="float" office:value="50.6" calcext:value-type="float">
            <text:p>50.6</text:p>
          </table:table-cell>
          <table:table-cell office:value-type="float" office:value="48.4" calcext:value-type="float">
            <text:p>48.4</text:p>
          </table:table-cell>
          <table:table-cell office:value-type="float" office:value="47.35" calcext:value-type="float">
            <text:p>47.35</text:p>
          </table:table-cell>
          <table:table-cell office:value-type="float" office:value="46.05" calcext:value-type="float">
            <text:p>46.05</text:p>
          </table:table-cell>
          <table:table-cell office:value-type="float" office:value="45.45" calcext:value-type="float">
            <text:p>45.45</text:p>
          </table:table-cell>
        </table:table-row>
        <table:table-row table:style-name="ro1">
          <table:table-cell office:value-type="string" calcext:value-type="string">
            <text:p>Delta h, мм:</text:p>
          </table:table-cell>
          <table:table-cell table:formula="of:= [.B2] - [.B3]" office:value-type="float" office:value="16.5" calcext:value-type="float">
            <text:p>16.5</text:p>
          </table:table-cell>
          <table:table-cell table:formula="of:= [.C2] - [.C3]" office:value-type="float" office:value="20.25" calcext:value-type="float">
            <text:p>20.25</text:p>
          </table:table-cell>
          <table:table-cell table:formula="of:= [.D2] - [.D3]" office:value-type="float" office:value="20.8" calcext:value-type="float">
            <text:p>20.8</text:p>
          </table:table-cell>
          <table:table-cell table:formula="of:= [.E2] - [.E3]" office:value-type="float" office:value="22.25" calcext:value-type="float">
            <text:p>22.25</text:p>
          </table:table-cell>
          <table:table-cell table:formula="of:= [.F2] - [.F3]" office:value-type="float" office:value="22.8" calcext:value-type="float">
            <text:p>22.8</text:p>
          </table:table-cell>
          <table:table-cell table:formula="of:= [.G2] - [.G3]" office:value-type="float" office:value="24.11" calcext:value-type="float">
            <text:p>24.11</text:p>
          </table:table-cell>
          <table:table-cell table:formula="of:= [.H2] - [.H3]" office:value-type="float" office:value="26.75" calcext:value-type="float">
            <text:p>26.75</text:p>
          </table:table-cell>
          <table:table-cell table:formula="of:= [.I2] - [.I3]" office:value-type="float" office:value="29.05" calcext:value-type="float">
            <text:p>29.05</text:p>
          </table:table-cell>
          <table:table-cell table:formula="of:= [.J2] - [.J3]" office:value-type="float" office:value="30.15" calcext:value-type="float">
            <text:p>30.15</text:p>
          </table:table-cell>
          <table:table-cell table:formula="of:= [.K2] - [.K3]" office:value-type="float" office:value="31.05" calcext:value-type="float">
            <text:p>31.05</text:p>
          </table:table-cell>
          <table:table-cell table:formula="of:= [.L2] - [.L3]" office:value-type="float" office:value="31.95" calcext:value-type="float">
            <text:p>31.95</text:p>
          </table:table-cell>
          <table:table-cell table:formula="of:= [.M2] - [.M3]" office:value-type="float" office:value="33.6" calcext:value-type="float">
            <text:p>33.6</text:p>
          </table:table-cell>
          <table:table-cell table:formula="of:= [.N2] - [.N3]" office:value-type="float" office:value="37.05" calcext:value-type="float">
            <text:p>37.05</text:p>
          </table:table-cell>
          <table:table-cell table:formula="of:= [.O2] - [.O3]" office:value-type="float" office:value="38.85" calcext:value-type="float">
            <text:p>38.85</text:p>
          </table:table-cell>
          <table:table-cell table:formula="of:= [.P2] - [.P3]" office:value-type="float" office:value="41.15" calcext:value-type="float">
            <text:p>41.15</text:p>
          </table:table-cell>
          <table:table-cell table:formula="of:= [.Q2] - [.Q3]" office:value-type="float" office:value="43.05" calcext:value-type="float">
            <text:p>43.05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, Па</text:p>
          </table:table-cell>
          <table:table-cell office:value-type="float" office:value="2193" calcext:value-type="float">
            <text:p>2193</text:p>
          </table:table-cell>
          <table:table-cell office:value-type="float" office:value="2691" calcext:value-type="float">
            <text:p>2691</text:p>
          </table:table-cell>
          <table:table-cell office:value-type="float" office:value="2764" calcext:value-type="float">
            <text:p>2764</text:p>
          </table:table-cell>
          <table:table-cell office:value-type="float" office:value="2957" calcext:value-type="float">
            <text:p>2957</text:p>
          </table:table-cell>
          <table:table-cell office:value-type="float" office:value="3030" calcext:value-type="float">
            <text:p>3030</text:p>
          </table:table-cell>
          <table:table-cell office:value-type="float" office:value="3204" calcext:value-type="float">
            <text:p>3204</text:p>
          </table:table-cell>
          <table:table-cell office:value-type="float" office:value="3555" calcext:value-type="float">
            <text:p>3555</text:p>
          </table:table-cell>
          <table:table-cell office:value-type="float" office:value="3860" calcext:value-type="float">
            <text:p>3860</text:p>
          </table:table-cell>
          <table:table-cell office:value-type="float" office:value="4007" calcext:value-type="float">
            <text:p>4007</text:p>
          </table:table-cell>
          <table:table-cell office:value-type="float" office:value="4126" calcext:value-type="float">
            <text:p>4126</text:p>
          </table:table-cell>
          <table:table-cell office:value-type="float" office:value="4246" calcext:value-type="float">
            <text:p>4246</text:p>
          </table:table-cell>
          <table:table-cell office:value-type="float" office:value="4465" calcext:value-type="float">
            <text:p>4465</text:p>
          </table:table-cell>
          <table:table-cell office:value-type="float" office:value="4923" calcext:value-type="float">
            <text:p>4923</text:p>
          </table:table-cell>
          <table:table-cell office:value-type="float" office:value="5163" calcext:value-type="float">
            <text:p>5163</text:p>
          </table:table-cell>
          <table:table-cell office:value-type="float" office:value="5468" calcext:value-type="float">
            <text:p>5468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Уменьшение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1, мм:</text:p>
          </table:table-cell>
          <table:table-cell office:value-type="float" office:value="88.5" calcext:value-type="float">
            <text:p>88.5</text:p>
          </table:table-cell>
          <table:table-cell office:value-type="float" office:value="88.15" calcext:value-type="float">
            <text:p>88.15</text:p>
          </table:table-cell>
          <table:table-cell office:value-type="float" office:value="86.9" calcext:value-type="float">
            <text:p>86.9</text:p>
          </table:table-cell>
          <table:table-cell office:value-type="float" office:value="85.7" calcext:value-type="float">
            <text:p>85.7</text:p>
          </table:table-cell>
          <table:table-cell office:value-type="float" office:value="85.15" calcext:value-type="float">
            <text:p>85.15</text:p>
          </table:table-cell>
          <table:table-cell office:value-type="float" office:value="84.85" calcext:value-type="float">
            <text:p>84.85</text:p>
          </table:table-cell>
          <table:table-cell office:value-type="float" office:value="83.9" calcext:value-type="float">
            <text:p>83.9</text:p>
          </table:table-cell>
          <table:table-cell office:value-type="float" office:value="81.8" calcext:value-type="float">
            <text:p>81.8</text:p>
          </table:table-cell>
          <table:table-cell office:value-type="float" office:value="80.75" calcext:value-type="float">
            <text:p>80.75</text:p>
          </table:table-cell>
          <table:table-cell office:value-type="float" office:value="80.15" calcext:value-type="float">
            <text:p>80.15</text:p>
          </table:table-cell>
          <table:table-cell office:value-type="float" office:value="79.45" calcext:value-type="float">
            <text:p>79.45</text:p>
          </table:table-cell>
          <table:table-cell office:value-type="float" office:value="78.5" calcext:value-type="float">
            <text:p>78.5</text:p>
          </table:table-cell>
          <table:table-cell office:value-type="float" office:value="77.9" calcext:value-type="float">
            <text:p>77.9</text:p>
          </table:table-cell>
          <table:table-cell office:value-type="float" office:value="76.15" calcext:value-type="float">
            <text:p>76.15</text:p>
          </table:table-cell>
          <table:table-cell office:value-type="float" office:value="76.3" calcext:value-type="float">
            <text:p>76.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h2, мм:</text:p>
          </table:table-cell>
          <table:table-cell office:value-type="float" office:value="45.45" calcext:value-type="float">
            <text:p>45.45</text:p>
          </table:table-cell>
          <table:table-cell office:value-type="float" office:value="47.8" calcext:value-type="float">
            <text:p>47.8</text:p>
          </table:table-cell>
          <table:table-cell office:value-type="float" office:value="47.75" calcext:value-type="float">
            <text:p>47.75</text:p>
          </table:table-cell>
          <table:table-cell table:number-columns-repeated="2" office:value-type="float" office:value="49.85" calcext:value-type="float">
            <text:p>49.85</text:p>
          </table:table-cell>
          <table:table-cell office:value-type="float" office:value="50.7" calcext:value-type="float">
            <text:p>50.7</text:p>
          </table:table-cell>
          <table:table-cell office:value-type="float" office:value="50.9" calcext:value-type="float">
            <text:p>50.9</text:p>
          </table:table-cell>
          <table:table-cell office:value-type="float" office:value="51.2" calcext:value-type="float">
            <text:p>51.2</text:p>
          </table:table-cell>
          <table:table-cell office:value-type="float" office:value="52.05" calcext:value-type="float">
            <text:p>52.05</text:p>
          </table:table-cell>
          <table:table-cell office:value-type="float" office:value="52.8" calcext:value-type="float">
            <text:p>52.8</text:p>
          </table:table-cell>
          <table:table-cell office:value-type="float" office:value="53.4" calcext:value-type="float">
            <text:p>53.4</text:p>
          </table:table-cell>
          <table:table-cell office:value-type="float" office:value="54.1" calcext:value-type="float">
            <text:p>54.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85" calcext:value-type="float">
            <text:p>55.85</text:p>
          </table:table-cell>
          <table:table-cell office:value-type="float" office:value="56.7" calcext:value-type="float">
            <text:p>56.7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Delta h, мм:</text:p>
          </table:table-cell>
          <table:table-cell table:formula="of:=[.B9] - [.B10]" office:value-type="float" office:value="43.05" calcext:value-type="float">
            <text:p>43.05</text:p>
          </table:table-cell>
          <table:table-cell table:formula="of:=[.C9] - [.C10]" office:value-type="float" office:value="40.35" calcext:value-type="float">
            <text:p>40.35</text:p>
          </table:table-cell>
          <table:table-cell table:formula="of:=[.D9] - [.D10]" office:value-type="float" office:value="39.15" calcext:value-type="float">
            <text:p>39.15</text:p>
          </table:table-cell>
          <table:table-cell table:formula="of:=[.E9] - [.E10]" office:value-type="float" office:value="35.85" calcext:value-type="float">
            <text:p>35.85</text:p>
          </table:table-cell>
          <table:table-cell table:formula="of:=[.F9] - [.F10]" office:value-type="float" office:value="35.3" calcext:value-type="float">
            <text:p>35.3</text:p>
          </table:table-cell>
          <table:table-cell table:formula="of:=[.G9] - [.G10]" office:value-type="float" office:value="34.15" calcext:value-type="float">
            <text:p>34.15</text:p>
          </table:table-cell>
          <table:table-cell table:formula="of:=[.H9] - [.H10]" office:value-type="float" office:value="33" calcext:value-type="float">
            <text:p>33</text:p>
          </table:table-cell>
          <table:table-cell table:formula="of:=[.I9] - [.I10]" office:value-type="float" office:value="30.6" calcext:value-type="float">
            <text:p>30.6</text:p>
          </table:table-cell>
          <table:table-cell table:formula="of:=[.J9] - [.J10]" office:value-type="float" office:value="28.7" calcext:value-type="float">
            <text:p>28.7</text:p>
          </table:table-cell>
          <table:table-cell table:formula="of:=[.K9] - [.K10]" office:value-type="float" office:value="27.35" calcext:value-type="float">
            <text:p>27.35</text:p>
          </table:table-cell>
          <table:table-cell table:formula="of:=[.L9] - [.L10]" office:value-type="float" office:value="26.05" calcext:value-type="float">
            <text:p>26.05</text:p>
          </table:table-cell>
          <table:table-cell table:formula="of:=[.M9] - [.M10]" office:value-type="float" office:value="24.4" calcext:value-type="float">
            <text:p>24.4</text:p>
          </table:table-cell>
          <table:table-cell table:formula="of:=[.N9] - [.N10]" office:value-type="float" office:value="22.35" calcext:value-type="float">
            <text:p>22.35</text:p>
          </table:table-cell>
          <table:table-cell table:formula="of:=[.O9] - [.O10]" office:value-type="float" office:value="20.3" calcext:value-type="float">
            <text:p>20.3</text:p>
          </table:table-cell>
          <table:table-cell table:formula="of:=[.P9] - [.P10]" office:value-type="float" office:value="19.6" calcext:value-type="float">
            <text:p>19.6</text:p>
          </table:table-cell>
          <table:table-cell table:formula="of:=[.Q9] - [.Q10]"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, Па</text:p>
          </table:table-cell>
          <table:table-cell office:value-type="float" office:value="5721" calcext:value-type="float">
            <text:p>5721</text:p>
          </table:table-cell>
          <table:table-cell office:value-type="float" office:value="5362" calcext:value-type="float">
            <text:p>5362</text:p>
          </table:table-cell>
          <table:table-cell office:value-type="float" office:value="5202" calcext:value-type="float">
            <text:p>5202</text:p>
          </table:table-cell>
          <table:table-cell office:value-type="float" office:value="4764" calcext:value-type="float">
            <text:p>4764</text:p>
          </table:table-cell>
          <table:table-cell office:value-type="float" office:value="4691" calcext:value-type="float">
            <text:p>4691</text:p>
          </table:table-cell>
          <table:table-cell office:value-type="float" office:value="4538" calcext:value-type="float">
            <text:p>4538</text:p>
          </table:table-cell>
          <table:table-cell office:value-type="float" office:value="4385" calcext:value-type="float">
            <text:p>4385</text:p>
          </table:table-cell>
          <table:table-cell office:value-type="float" office:value="4066" calcext:value-type="float">
            <text:p>4066</text:p>
          </table:table-cell>
          <table:table-cell office:value-type="float" office:value="3814" calcext:value-type="float">
            <text:p>3814</text:p>
          </table:table-cell>
          <table:table-cell office:value-type="float" office:value="3634" calcext:value-type="float">
            <text:p>3634</text:p>
          </table:table-cell>
          <table:table-cell office:value-type="float" office:value="3462" calcext:value-type="float">
            <text:p>3462</text:p>
          </table:table-cell>
          <table:table-cell office:value-type="float" office:value="3242" calcext:value-type="float">
            <text:p>3242</text:p>
          </table:table-cell>
          <table:table-cell office:value-type="float" office:value="2970" calcext:value-type="float">
            <text:p>2970</text:p>
          </table:table-cell>
          <table:table-cell office:value-type="float" office:value="2698" calcext:value-type="float">
            <text:p>2698</text:p>
          </table:table-cell>
          <table:table-cell office:value-type="float" office:value="2605" calcext:value-type="float">
            <text:p>2605</text:p>
          </table:table-cell>
          <table:table-cell office:value-type="float" office:value="2498" calcext:value-type="float">
            <text:p>2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3:01:59.47639042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2:35:57.779207205</meta:creation-date>
    <dc:date>2021-03-16T17:26:47.121073816</dc:date>
    <meta:editing-duration>PT4H2M23S</meta:editing-duration>
    <meta:editing-cycles>2</meta:editing-cycles>
    <meta:generator>LibreOffice/6.4.6.2$Linux_X86_64 LibreOffice_project/40$Build-2</meta:generator>
    <meta:document-statistic meta:table-count="1" meta:cell-count="172" meta:object-count="0"/>
  </office:meta>
</office:document-meta>
</file>